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ptop" table:style-name="ta1">
        <table:shapes>
          <draw:frame draw:z-index="0" draw:style-name="gr1" draw:text-style-name="P1" svg:width="15.999cm" svg:height="8.999cm" svg:x="9.147cm" svg:y="0.019cm">
            <draw:object draw:notify-on-update-of-ranges="laptop.D1:laptop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>
            <table:cell-range-source table:name="CSV_all" xlink:type="simple" xlink:href="../lab.csv" table:filter-name="Text - txt - csv (StarCalc)" table:filter-options="44,34,76,1,,0,false,false,true,false,false,0,false" table:last-column-spanned="4" table:last-row-spanned="192"/>
          </table:table-cell>
          <table:table-cell table:number-columns-repeated="163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>
            <draw:frame draw:z-index="6" draw:style-name="gr1" draw:text-style-name="P1" svg:width="15.999cm" svg:height="8.999cm" svg:x="0.001cm" svg:y="0.001cm">
              <draw:object draw:notify-on-update-of-ranges="laptop.D22:laptop.D3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1142" calcext:value-type="float">
            <text:p>0.001142</text:p>
          </table:table-cell>
          <table:table-cell>
            <draw:frame draw:z-index="1" draw:style-name="gr1" draw:text-style-name="P1" svg:width="15.999cm" svg:height="8.999cm" svg:x="0.001cm" svg:y="0.001cm">
              <draw:object draw:notify-on-update-of-ranges="laptop.D43:laptop.D5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593" calcext:value-type="float">
            <text:p>0.00059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462" calcext:value-type="float">
            <text:p>0.00046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475" calcext:value-type="float">
            <text:p>0.00047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379" calcext:value-type="float">
            <text:p>0.00037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00031" calcext:value-type="float">
            <text:p>0.0003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000281" calcext:value-type="float">
            <text:p>0.00028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000332" calcext:value-type="float">
            <text:p>0.00033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000331" calcext:value-type="float">
            <text:p>0.00033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000328" calcext:value-type="float">
            <text:p>0.000328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000325" calcext:value-type="float">
            <text:p>0.00032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000316" calcext:value-type="float">
            <text:p>0.00031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000323" calcext:value-type="float">
            <text:p>0.00032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000339" calcext:value-type="float">
            <text:p>0.00033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00348" calcext:value-type="float">
            <text:p>0.000348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00314" calcext:value-type="float">
            <text:p>0.000314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4873" calcext:value-type="float">
            <text:p>0.004873</text:p>
          </table:table-cell>
          <table:table-cell>
            <draw:frame draw:z-index="7" draw:style-name="gr1" draw:text-style-name="P1" svg:width="15.999cm" svg:height="8.999cm" svg:x="0.001cm" svg:y="0.001cm">
              <draw:object draw:notify-on-update-of-ranges="laptop.D64:laptop.D7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00237" calcext:value-type="float">
            <text:p>0.00237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01651" calcext:value-type="float">
            <text:p>0.00165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001997" calcext:value-type="float">
            <text:p>0.001997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001623" calcext:value-type="float">
            <text:p>0.00162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001416" calcext:value-type="float">
            <text:p>0.00141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001172" calcext:value-type="float">
            <text:p>0.00117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0011" calcext:value-type="float">
            <text:p>0.001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000933" calcext:value-type="float">
            <text:p>0.00093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000973" calcext:value-type="float">
            <text:p>0.00097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001117" calcext:value-type="float">
            <text:p>0.001117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001123" calcext:value-type="float">
            <text:p>0.00112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001324" calcext:value-type="float">
            <text:p>0.00132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00117" calcext:value-type="float">
            <text:p>0.00117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00135" calcext:value-type="float">
            <text:p>0.0013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001202" calcext:value-type="float">
            <text:p>0.001202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1478" calcext:value-type="float">
            <text:p>0.01478</text:p>
          </table:table-cell>
          <table:table-cell>
            <draw:frame draw:z-index="2" draw:style-name="gr1" draw:text-style-name="P1" svg:width="15.999cm" svg:height="8.999cm" svg:x="0.001cm" svg:y="0cm">
              <draw:object draw:notify-on-update-of-ranges="laptop.D85:laptop.D1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7646" calcext:value-type="float">
            <text:p>0.007646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542" calcext:value-type="float">
            <text:p>0.0054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6331" calcext:value-type="float">
            <text:p>0.00633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499" calcext:value-type="float">
            <text:p>0.0049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004135" calcext:value-type="float">
            <text:p>0.00413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003679" calcext:value-type="float">
            <text:p>0.00367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003469" calcext:value-type="float">
            <text:p>0.00346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003073" calcext:value-type="float">
            <text:p>0.00307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003215" calcext:value-type="float">
            <text:p>0.00321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003862" calcext:value-type="float">
            <text:p>0.00386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003223" calcext:value-type="float">
            <text:p>0.00322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003987" calcext:value-type="float">
            <text:p>0.003987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003787" calcext:value-type="float">
            <text:p>0.003787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03072" calcext:value-type="float">
            <text:p>0.00307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03118" calcext:value-type="float">
            <text:p>0.003118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43388" calcext:value-type="float">
            <text:p>0.043388</text:p>
          </table:table-cell>
          <table:table-cell>
            <draw:frame draw:z-index="8" draw:style-name="gr1" draw:text-style-name="P1" svg:width="15.999cm" svg:height="8.999cm" svg:x="0.001cm" svg:y="0.001cm">
              <draw:object draw:notify-on-update-of-ranges="laptop.D106:laptop.D1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018961" calcext:value-type="float">
            <text:p>0.01896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12778" calcext:value-type="float">
            <text:p>0.012778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0138" calcext:value-type="float">
            <text:p>0.0138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012461" calcext:value-type="float">
            <text:p>0.01246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01059" calcext:value-type="float">
            <text:p>0.0105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009479" calcext:value-type="float">
            <text:p>0.00947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00804" calcext:value-type="float">
            <text:p>0.00804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007375" calcext:value-type="float">
            <text:p>0.00737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006578" calcext:value-type="float">
            <text:p>0.006578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005876" calcext:value-type="float">
            <text:p>0.005876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005863" calcext:value-type="float">
            <text:p>0.00586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007846" calcext:value-type="float">
            <text:p>0.007846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007335" calcext:value-type="float">
            <text:p>0.00733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006903" calcext:value-type="float">
            <text:p>0.00690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007686" calcext:value-type="float">
            <text:p>0.007686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94133" calcext:value-type="float">
            <text:p>0.094133</text:p>
          </table:table-cell>
          <table:table-cell>
            <draw:frame draw:z-index="3" draw:style-name="gr1" draw:text-style-name="P1" svg:width="15.999cm" svg:height="8.999cm" svg:x="0.001cm" svg:y="0cm">
              <draw:object draw:notify-on-update-of-ranges="laptop.D127:laptop.D1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47699" calcext:value-type="float">
            <text:p>0.04769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32392" calcext:value-type="float">
            <text:p>0.032392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3942" calcext:value-type="float">
            <text:p>0.03942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32394" calcext:value-type="float">
            <text:p>0.032394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02736" calcext:value-type="float">
            <text:p>0.02736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023733" calcext:value-type="float">
            <text:p>0.02373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021002" calcext:value-type="float">
            <text:p>0.021002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019504" calcext:value-type="float">
            <text:p>0.019504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018087" calcext:value-type="float">
            <text:p>0.018087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017461" calcext:value-type="float">
            <text:p>0.01746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016932" calcext:value-type="float">
            <text:p>0.016932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021177" calcext:value-type="float">
            <text:p>0.021177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028396" calcext:value-type="float">
            <text:p>0.028396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30181" calcext:value-type="float">
            <text:p>0.03018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28236" calcext:value-type="float">
            <text:p>0.028236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366513" calcext:value-type="float">
            <text:p>0.366513</text:p>
          </table:table-cell>
          <table:table-cell>
            <draw:frame draw:z-index="9" draw:style-name="gr1" draw:text-style-name="P1" svg:width="15.999cm" svg:height="8.999cm" svg:x="0.001cm" svg:y="0.001cm">
              <draw:object draw:notify-on-update-of-ranges="laptop.D148:laptop.D16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182503" calcext:value-type="float">
            <text:p>0.18250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157071" calcext:value-type="float">
            <text:p>0.15707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154443" calcext:value-type="float">
            <text:p>0.15444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125207" calcext:value-type="float">
            <text:p>0.125207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103131" calcext:value-type="float">
            <text:p>0.10313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088623" calcext:value-type="float">
            <text:p>0.08862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079609" calcext:value-type="float">
            <text:p>0.07960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071329" calcext:value-type="float">
            <text:p>0.07132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064733" calcext:value-type="float">
            <text:p>0.06473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064204" calcext:value-type="float">
            <text:p>0.064204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06387" calcext:value-type="float">
            <text:p>0.06387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080546" calcext:value-type="float">
            <text:p>0.080546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082673" calcext:value-type="float">
            <text:p>0.08267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072943" calcext:value-type="float">
            <text:p>0.07294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075859" calcext:value-type="float">
            <text:p>0.075859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901159" calcext:value-type="float">
            <text:p>0.901159</text:p>
          </table:table-cell>
          <table:table-cell>
            <draw:frame draw:z-index="4" draw:style-name="gr1" draw:text-style-name="P1" svg:width="15.999cm" svg:height="8.999cm" svg:x="0.001cm" svg:y="0.001cm">
              <draw:object draw:notify-on-update-of-ranges="laptop.D169:laptop.D18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466862" calcext:value-type="float">
            <text:p>0.466862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328139" calcext:value-type="float">
            <text:p>0.32813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327143" calcext:value-type="float">
            <text:p>0.327143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299045" calcext:value-type="float">
            <text:p>0.299045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173985" calcext:value-type="float">
            <text:p>0.173985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233165" calcext:value-type="float">
            <text:p>0.233165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210467" calcext:value-type="float">
            <text:p>0.21046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190462" calcext:value-type="float">
            <text:p>0.190462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181726" calcext:value-type="float">
            <text:p>0.181726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16715" calcext:value-type="float">
            <text:p>0.16715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163394" calcext:value-type="float">
            <text:p>0.163394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204264" calcext:value-type="float">
            <text:p>0.204264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199959" calcext:value-type="float">
            <text:p>0.19995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194699" calcext:value-type="float">
            <text:p>0.19469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242219" calcext:value-type="float">
            <text:p>0.242219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.54654" calcext:value-type="float">
            <text:p>3.54654</text:p>
          </table:table-cell>
          <table:table-cell>
            <draw:frame draw:z-index="10" draw:style-name="gr1" draw:text-style-name="P1" svg:width="15.999cm" svg:height="8.999cm" svg:x="0.001cm" svg:y="0.001cm">
              <draw:object draw:notify-on-update-of-ranges="laptop.D190:laptop.D205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.844215" calcext:value-type="float">
            <text:p>1.844215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.261699" calcext:value-type="float">
            <text:p>1.26169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.499928" calcext:value-type="float">
            <text:p>1.499928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814294" calcext:value-type="float">
            <text:p>0.814294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.040068" calcext:value-type="float">
            <text:p>1.040068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900567" calcext:value-type="float">
            <text:p>0.90056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787269" calcext:value-type="float">
            <text:p>0.78726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706147" calcext:value-type="float">
            <text:p>0.70614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646475" calcext:value-type="float">
            <text:p>0.646475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586969" calcext:value-type="float">
            <text:p>0.58696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581021" calcext:value-type="float">
            <text:p>0.581021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785423" calcext:value-type="float">
            <text:p>0.785423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73257" calcext:value-type="float">
            <text:p>0.7325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703717" calcext:value-type="float">
            <text:p>0.70371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711829" calcext:value-type="float">
            <text:p>0.711829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8.901205" calcext:value-type="float">
            <text:p>8.901205</text:p>
          </table:table-cell>
          <table:table-cell>
            <draw:frame draw:z-index="5" draw:style-name="gr1" draw:text-style-name="P1" svg:width="15.999cm" svg:height="8.999cm" svg:x="0.001cm" svg:y="0.001cm">
              <draw:object draw:notify-on-update-of-ranges="laptop.D211:laptop.D22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.656936" calcext:value-type="float">
            <text:p>4.65693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3.354648" calcext:value-type="float">
            <text:p>3.354648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8437" calcext:value-type="float">
            <text:p>2.8437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.798788" calcext:value-type="float">
            <text:p>2.798788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.576047" calcext:value-type="float">
            <text:p>2.576047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.348242" calcext:value-type="float">
            <text:p>2.348242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103281" calcext:value-type="float">
            <text:p>2.10328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.930072" calcext:value-type="float">
            <text:p>1.930072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.806089" calcext:value-type="float">
            <text:p>1.806089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.817006" calcext:value-type="float">
            <text:p>1.81700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749165" calcext:value-type="float">
            <text:p>1.749165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2.149798" calcext:value-type="float">
            <text:p>2.149798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.241681" calcext:value-type="float">
            <text:p>2.24168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.07298" calcext:value-type="float">
            <text:p>2.07298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088872" calcext:value-type="float">
            <text:p>2.088872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5.078262" calcext:value-type="float">
            <text:p>35.078262</text:p>
          </table:table-cell>
          <table:table-cell>
            <draw:frame draw:z-index="11" draw:style-name="gr1" draw:text-style-name="P1" svg:width="15.999cm" svg:height="8.999cm" svg:x="0.001cm" svg:y="0.001cm">
              <draw:object draw:notify-on-update-of-ranges="laptop.D232:laptop.D24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8.234738" calcext:value-type="float">
            <text:p>18.234738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2.530484" calcext:value-type="float">
            <text:p>12.530484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0.788266" calcext:value-type="float">
            <text:p>10.78826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9.548274" calcext:value-type="float">
            <text:p>9.548274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0.153636" calcext:value-type="float">
            <text:p>10.15363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8.896492" calcext:value-type="float">
            <text:p>8.896492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7.918486" calcext:value-type="float">
            <text:p>7.91848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7.484021" calcext:value-type="float">
            <text:p>7.48402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6.914906" calcext:value-type="float">
            <text:p>6.91490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6.567481" calcext:value-type="float">
            <text:p>6.56748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6.322393" calcext:value-type="float">
            <text:p>6.322393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8.048832" calcext:value-type="float">
            <text:p>8.048832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7.790951" calcext:value-type="float">
            <text:p>7.79095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7.553079" calcext:value-type="float">
            <text:p>7.553079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7.467654" calcext:value-type="float">
            <text:p>7.467654</text:p>
          </table:table-cell>
          <table:table-cell table:number-columns-repeated="16380"/>
        </table:table-row>
        <table:table-row table:style-name="ro1" table:number-rows-repeated="10483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18:32:21.135079946</dc:date>
    <meta:editing-duration>PT24M26S</meta:editing-duration>
    <meta:editing-cycles>4</meta:editing-cycles>
    <meta:generator>LibreOffice/7.4.2.3$Linux_X86_64 LibreOffice_project/40$Build-3</meta:generator>
    <meta:document-statistic meta:table-count="1" meta:cell-count="768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8cm" svg:y="0.316cm" chart:style-name="ch2">
          <text:p>256x256 - 0 Turns</text:p>
        </chart:title>
        <chart:plot-area chart:style-name="ch3" table:cell-range-address="laptop.D1:laptop.D16" svg:x="1.331cm" svg:y="1.275cm" svg:width="14.349cm" svg:height="6.564cm">
          <chart:coordinate-region svg:x="2.058cm" svg:y="1.474cm" svg:width="13.622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:laptop.D1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ptop.D1:laptop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9cm" svg:y="0.316cm" chart:style-name="ch2">
          <text:p>512x512 - 100 Turns</text:p>
        </chart:title>
        <chart:plot-area chart:style-name="ch3" table:cell-range-address="laptop.D148:laptop.D163" svg:x="1.331cm" svg:y="1.275cm" svg:width="14.349cm" svg:height="6.564cm">
          <chart:coordinate-region svg:x="2.243cm" svg:y="1.474cm" svg:width="13.437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48:laptop.D163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6513">
                <text:p>0.366513</text:p>
                <draw:g>
                  <svg:desc>laptop.D148:laptop.D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2503">
                <text:p>0.182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071">
                <text:p>0.157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443">
                <text:p>0.154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207">
                <text:p>0.125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131">
                <text:p>0.103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8623">
                <text:p>0.088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609">
                <text:p>0.079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329">
                <text:p>0.071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4733">
                <text:p>0.064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204">
                <text:p>0.064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87">
                <text:p>0.06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0546">
                <text:p>0.080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2673">
                <text:p>0.082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943">
                <text:p>0.072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859">
                <text:p>0.0758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512x512 - 1000 Turns</text:p>
        </chart:title>
        <chart:plot-area chart:style-name="ch3" table:cell-range-address="laptop.D190:laptop.D205" svg:x="1.331cm" svg:y="1.275cm" svg:width="14.349cm" svg:height="6.564cm">
          <chart:coordinate-region svg:x="2.058cm" svg:y="1.474cm" svg:width="13.622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90:laptop.D205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4654">
                <text:p>3.54654</text:p>
                <draw:g>
                  <svg:desc>laptop.D190:laptop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44215">
                <text:p>1.844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1699">
                <text:p>1.261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99928">
                <text:p>1.499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4294">
                <text:p>0.814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0068">
                <text:p>1.040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567">
                <text:p>0.900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7269">
                <text:p>0.787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6147">
                <text:p>0.706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6475">
                <text:p>0.646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969">
                <text:p>0.586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1021">
                <text:p>0.581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5423">
                <text:p>0.785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257">
                <text:p>0.73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3717">
                <text:p>0.703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1829">
                <text:p>0.71182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512x512 - 10000 Turns</text:p>
        </chart:title>
        <chart:plot-area chart:style-name="ch3" table:cell-range-address="laptop.D232:laptop.D247" svg:x="1.331cm" svg:y="1.275cm" svg:width="14.349cm" svg:height="6.564cm">
          <chart:coordinate-region svg:x="1.952cm" svg:y="1.474cm" svg:width="13.728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232:laptop.D247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078262">
                <text:p>35.078262</text:p>
                <draw:g>
                  <svg:desc>laptop.D232:laptop.D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234738">
                <text:p>18.234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30484">
                <text:p>12.530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88266">
                <text:p>10.788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48274">
                <text:p>9.548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53636">
                <text:p>10.153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96492">
                <text:p>8.896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18486">
                <text:p>7.918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84021">
                <text:p>7.484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14906">
                <text:p>6.914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67481">
                <text:p>6.567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22393">
                <text:p>6.322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048832">
                <text:p>8.048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90951">
                <text:p>7.790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53079">
                <text:p>7.553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467654">
                <text:p>7.4676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256x256 - 1 Turn</text:p>
        </chart:title>
        <chart:plot-area chart:style-name="ch3" table:cell-range-address="laptop.D43:laptop.D58" svg:x="1.331cm" svg:y="1.275cm" svg:width="14.349cm" svg:height="6.564cm">
          <chart:coordinate-region svg:x="2.614cm" svg:y="1.475cm" svg:width="13.066cm" svg:height="5.717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43:laptop.D58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42">
                <text:p>0.001142</text:p>
                <draw:g>
                  <svg:desc>laptop.D43:laptop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93">
                <text:p>0.000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3">
                <text:p>0.000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14">
                <text:p>0.000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256x256 - 10 Turns</text:p>
        </chart:title>
        <chart:plot-area chart:style-name="ch3" table:cell-range-address="laptop.D85:laptop.D100" svg:x="1.331cm" svg:y="1.275cm" svg:width="14.349cm" svg:height="6.564cm">
          <chart:coordinate-region svg:x="2.429cm" svg:y="1.474cm" svg:width="13.251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85:laptop.D100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8">
                <text:p>0.01478</text:p>
                <draw:g>
                  <svg:desc>laptop.D85:laptop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646">
                <text:p>0.007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9">
                <text:p>0.00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135">
                <text:p>0.004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69">
                <text:p>0.003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073">
                <text:p>0.003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15">
                <text:p>0.003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23">
                <text:p>0.003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987">
                <text:p>0.003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787">
                <text:p>0.003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072">
                <text:p>0.003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118">
                <text:p>0.003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9cm" svg:y="0.316cm" chart:style-name="ch2">
          <text:p>256x256 - 100 Turns</text:p>
        </chart:title>
        <chart:plot-area chart:style-name="ch3" table:cell-range-address="laptop.D127:laptop.D142" svg:x="1.331cm" svg:y="1.275cm" svg:width="14.349cm" svg:height="6.564cm">
          <chart:coordinate-region svg:x="2.243cm" svg:y="1.474cm" svg:width="13.437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27:laptop.D142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4133">
                <text:p>0.094133</text:p>
                <draw:g>
                  <svg:desc>laptop.D127:laptop.D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699">
                <text:p>0.047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392">
                <text:p>0.032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42">
                <text:p>0.03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394">
                <text:p>0.032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36">
                <text:p>0.02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33">
                <text:p>0.023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002">
                <text:p>0.021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504">
                <text:p>0.019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087">
                <text:p>0.018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461">
                <text:p>0.017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932">
                <text:p>0.016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177">
                <text:p>0.021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396">
                <text:p>0.028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0181">
                <text:p>0.030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236">
                <text:p>0.0282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256x256 - 1000 Turns</text:p>
        </chart:title>
        <chart:plot-area chart:style-name="ch3" table:cell-range-address="laptop.D169:laptop.D184" svg:x="1.331cm" svg:y="1.275cm" svg:width="14.349cm" svg:height="6.564cm">
          <chart:coordinate-region svg:x="2.058cm" svg:y="1.474cm" svg:width="13.622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69:laptop.D184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1159">
                <text:p>0.901159</text:p>
                <draw:g>
                  <svg:desc>laptop.D169:laptop.D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862">
                <text:p>0.466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8139">
                <text:p>0.328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7143">
                <text:p>0.32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9045">
                <text:p>0.299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3985">
                <text:p>0.173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165">
                <text:p>0.233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0467">
                <text:p>0.210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0462">
                <text:p>0.190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1726">
                <text:p>0.181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715">
                <text:p>0.16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3394">
                <text:p>0.163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4264">
                <text:p>0.204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9959">
                <text:p>0.199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4699">
                <text:p>0.194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2219">
                <text:p>0.2422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256x256 - 10000 Turns</text:p>
        </chart:title>
        <chart:plot-area chart:style-name="ch3" table:cell-range-address="laptop.D211:laptop.D226" svg:x="1.331cm" svg:y="1.275cm" svg:width="14.349cm" svg:height="6.564cm">
          <chart:coordinate-region svg:x="1.952cm" svg:y="1.474cm" svg:width="13.728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211:laptop.D22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901205">
                <text:p>8.901205</text:p>
                <draw:g>
                  <svg:desc>laptop.D211:laptop.D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56936">
                <text:p>4.656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54648">
                <text:p>3.354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37">
                <text:p>2.8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98788">
                <text:p>2.798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76047">
                <text:p>2.576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8242">
                <text:p>2.348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3281">
                <text:p>2.10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0072">
                <text:p>1.930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06089">
                <text:p>1.806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17006">
                <text:p>1.817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49165">
                <text:p>1.749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49798">
                <text:p>2.149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1681">
                <text:p>2.241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298">
                <text:p>2.07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88872">
                <text:p>2.088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8cm" svg:y="0.316cm" chart:style-name="ch2">
          <text:p>512x512 - 0 Turns</text:p>
        </chart:title>
        <chart:plot-area chart:style-name="ch3" table:cell-range-address="laptop.D22:laptop.D37" svg:x="1.331cm" svg:y="1.275cm" svg:width="14.349cm" svg:height="6.564cm">
          <chart:coordinate-region svg:x="2.058cm" svg:y="1.474cm" svg:width="13.622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22:laptop.D37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ptop.D22:laptop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512x512 - 1 Turn</text:p>
        </chart:title>
        <chart:plot-area chart:style-name="ch3" table:cell-range-address="laptop.D64:laptop.D79" svg:x="1.331cm" svg:y="1.275cm" svg:width="14.349cm" svg:height="6.564cm">
          <chart:coordinate-region svg:x="2.429cm" svg:y="1.474cm" svg:width="13.251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64:laptop.D79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873">
                <text:p>0.004873</text:p>
                <draw:g>
                  <svg:desc>laptop.D64:laptop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651">
                <text:p>0.00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23">
                <text:p>0.001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16">
                <text:p>0.001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72">
                <text:p>0.001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24">
                <text:p>0.001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202">
                <text:p>0.0012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512x512 - 10 Turns</text:p>
        </chart:title>
        <chart:plot-area chart:style-name="ch3" table:cell-range-address="laptop.D106:laptop.D121" svg:x="1.331cm" svg:y="1.275cm" svg:width="14.349cm" svg:height="6.564cm">
          <chart:coordinate-region svg:x="2.429cm" svg:y="1.474cm" svg:width="13.251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06:laptop.D12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388">
                <text:p>0.043388</text:p>
                <draw:g>
                  <svg:desc>laptop.D106:laptop.D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961">
                <text:p>0.018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778">
                <text:p>0.012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461">
                <text:p>0.012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59">
                <text:p>0.01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479">
                <text:p>0.009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04">
                <text:p>0.00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375">
                <text:p>0.007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578">
                <text:p>0.006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876">
                <text:p>0.005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863">
                <text:p>0.005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846">
                <text:p>0.007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335">
                <text:p>0.007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903">
                <text:p>0.006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7686">
                <text:p>0.0076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